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Textbody" style:family="paragraph">
      <style:paragraph-properties fo:line-height="150%"/>
      <style:text-properties fo:font-size="16pt" style:font-size-asian="16pt" style:font-size-complex="16pt"/>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Textbody" style:family="paragraph">
      <style:paragraph-properties fo:line-height="150%"/>
      <style:text-properties fo:font-size="16pt" style:font-size-asian="16pt" style:font-size-complex="16pt"/>
    </style:style>
    <style:style style:name="P7" style:parent-style-name="Textbody" style:family="paragraph">
      <style:paragraph-properties fo:line-height="150%"/>
      <style:text-properties fo:font-size="16pt" style:font-size-asian="16pt" style:font-size-complex="16pt"/>
    </style:style>
    <style:style style:name="P8" style:parent-style-name="Textbody" style:family="paragraph">
      <style:paragraph-properties fo:line-height="150%"/>
      <style:text-properties fo:font-size="16pt" style:font-size-asian="16pt" style:font-size-complex="16pt"/>
    </style:style>
    <style:style style:name="P9" style:parent-style-name="Textbody" style:family="paragraph">
      <style:paragraph-properties fo:line-height="150%"/>
      <style:text-properties fo:font-size="16pt" style:font-size-asian="16pt" style:font-size-complex="16pt"/>
    </style:style>
    <style:style style:name="P10" style:parent-style-name="Textbody" style:family="paragraph">
      <style:paragraph-properties fo:line-height="150%"/>
      <style:text-properties fo:font-size="16pt" style:font-size-asian="16pt" style:font-size-complex="16pt"/>
    </style:style>
    <style:style style:name="P11" style:parent-style-name="Textbody" style:family="paragraph">
      <style:paragraph-properties fo:line-height="150%"/>
      <style:text-properties fo:font-size="16pt" style:font-size-asian="16pt" style:font-size-complex="16pt"/>
    </style:style>
    <style:style style:name="P12" style:parent-style-name="Textbody" style:family="paragraph">
      <style:paragraph-properties fo:line-height="150%"/>
      <style:text-properties fo:font-size="16pt" style:font-size-asian="16pt" style:font-size-complex="16pt"/>
    </style:style>
    <style:style style:name="P13" style:parent-style-name="Textbody" style:family="paragraph">
      <style:paragraph-properties fo:line-height="150%"/>
      <style:text-properties fo:font-size="16pt" style:font-size-asian="16pt" style:font-size-complex="16pt"/>
    </style:style>
    <style:style style:name="P14" style:parent-style-name="Textbody" style:family="paragraph">
      <style:paragraph-properties fo:line-height="150%"/>
      <style:text-properties fo:font-size="16pt" style:font-size-asian="16pt" style:font-size-complex="16pt"/>
    </style:style>
    <style:style style:name="P15" style:parent-style-name="Textbody" style:family="paragraph">
      <style:paragraph-properties fo:line-height="150%"/>
    </style:style>
    <style:style style:name="T16" style:parent-style-name="Fuentedepárrafopredeter." style:family="text">
      <style:text-properties fo:font-size="16pt" style:font-size-asian="16pt" style:font-size-complex="16pt"/>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size="16pt" style:font-size-asian="16pt" style:font-size-complex="16pt"/>
    </style:style>
    <style:style style:name="P29" style:parent-style-name="Standard" style:family="paragraph">
      <style:text-properties fo:font-size="16pt" style:font-size-asian="16pt" style:font-size-complex="16pt"/>
    </style:style>
    <style:style style:name="P30" style:parent-style-name="Standard" style:family="paragraph">
      <style:text-properties fo:font-size="16pt" style:font-size-asian="16pt" style:font-size-complex="16pt"/>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size="16pt" style:font-size-asian="16pt" style:font-size-complex="16pt"/>
    </style:style>
    <style:style style:name="TableColumn34" style:family="table-column">
      <style:table-column-properties style:column-width="1.3437in" style:use-optimal-column-width="false"/>
    </style:style>
    <style:style style:name="TableColumn35" style:family="table-column">
      <style:table-column-properties style:column-width="5.3541in" style:use-optimal-column-width="false"/>
    </style:style>
    <style:style style:name="Table33" style:family="table">
      <style:table-properties style:width="6.6979in" fo:margin-left="0in" table:align="left"/>
    </style:style>
    <style:style style:name="TableRow36" style:family="table-row">
      <style:table-row-properties style:use-optimal-row-height="false"/>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Standard" style:family="paragraph">
      <style:text-properties fo:font-size="16pt" style:font-size-asian="16pt" style:font-size-complex="16pt"/>
    </style:style>
    <style:style style:name="P64" style:parent-style-name="Standard" style:family="paragraph">
      <style:text-properties fo:font-weight="bold" style:font-weight-asian="bold" style:font-weight-complex="bold"/>
    </style:style>
    <style:style style:name="P65" style:parent-style-name="Standard" style:family="paragraph">
      <style:text-properties fo:font-size="16pt" style:font-size-asian="16pt" style:font-size-complex="16pt"/>
    </style:style>
    <style:style style:name="T66" style:parent-style-name="Fuentedepárrafopredeter." style:family="text">
      <style:text-properties fo:language="en" fo:country="US"/>
    </style:style>
    <style:style style:name="T67" style:parent-style-name="Hipervínculo" style:family="text">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font-size="16pt" style:font-size-asian="16pt" style:font-size-complex="16pt"/>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size="16pt" style:font-size-asian="16pt" style:font-size-complex="16pt"/>
    </style:style>
    <style:style style:name="P72" style:parent-style-name="Standard" style:family="paragraph">
      <style:text-properties fo:language="en" fo:country="US"/>
    </style:style>
    <style:style style:name="P73" style:parent-style-name="Standard" style:family="paragraph">
      <style:text-properties fo:language="en" fo:country="US"/>
    </style:style>
    <style:style style:name="T74" style:parent-style-name="Fuentedepárrafopredeter." style:family="text">
      <style:text-properties fo:font-size="16pt" style:font-size-asian="16pt" style:font-size-complex="16pt"/>
    </style:style>
  </office:automatic-styles>
  <office:body>
    <office:text text:use-soft-page-breaks="true">
      <text:p text:style-name="P1">Crear un proyecto Git</text:p>
      <text:p text:style-name="P2"/>
      <text:p text:style-name="P3">Aprendamos a administrar un proyecto personal a través de Git. Averigüemos cómo importar los archivos de su espacio de trabajo local al sistema para crear versiones y qué instrucciones usar para clonar un repositorio existente.</text:p>
      <text:p text:style-name="Standard"/>
      <text:p text:style-name="Standard"/>
      <text:p text:style-name="P4">¿Crear proyectos Git, importar o clonar?</text:p>
      <text:p text:style-name="P5"/>
      <text:p text:style-name="P6">Para trabajar con GIT necesitamos crear un espacio de trabajo, un proyecto, es decir, un entorno en el que vivan las versiones de nuestros archivos. Tenemos dos formas de crear un proyecto con Git:</text:p>
      <text:p text:style-name="P7"/>
      <text:p text:style-name="P8">import: se utiliza para crear un nuevo proyecto a partir de un directorio en nuestro sistema de archivos que "simplemente" se importará al entorno de Git.</text:p>
      <text:p text:style-name="P9"/>
      <text:p text:style-name="P10">clonación: de un repositorio de Git, cuando ya existe en otro servidor (por ejemplo, en GitHub).</text:p>
      <text:p text:style-name="P11"/>
      <text:p text:style-name="P12">Independientemente del procedimiento adoptado, una vez que se ha creado un proyecto, se puede rastrear instantánea por instantánea realizando realmente la que es la función principal de la aplicación, el versionado.</text:p>
      <text:p text:style-name="Standard"/>
      <text:p text:style-name="P13">Init: crear un nuevo proyecto Git (o "importar")</text:p>
      <text:p text:style-name="P14"/>
      <text:soft-page-break/>
      <text:p text:style-name="P15"><text:span text:style-name="T16">Crear un nuevo proyecto Git significa transformar el directorio que aloja nuestro código en un repositorio para el control de versiones. En la jerga de Git, esto se llama importar y sucede de manera bastante simple. Solo necesitamos ir al directorio que nos interesa y ejecutar el comando init, así:</text:span></text:p>
      <text:p text:style-name="Standard"/>
      <text:p text:style-name="Standard">$ git init</text:p>
      <text:p text:style-name="Standard"/>
      <text:p text:style-name="Standard"/>
      <text:p text:style-name="P17">Inicializar un proyecto en Git</text:p>
      <text:p text:style-name="P18"/>
      <text:p text:style-name="P19">Una vez inicializado el proyecto con git init, encontramos en nuestro directorio un subdirectorio ya poblado llamado .git. Es la carpeta que contiene todo el repositorio y su estructura: si quisiéramos crear una copia de seguridad de nuestro repositorio bastaría con duplicar el directorio .git .</text:p>
      <text:p text:style-name="P20"/>
      <text:p text:style-name="P21">Estamos listos para hacer el primer compromiso para presenciar el lanzamiento del proyecto actual. Los commits realizados durante la actividad de control de versiones certificarán todas las intervenciones realizadas contra el propio proyecto. En el caso del ejemplo que se propone a continuación, el cambio en el repositorio consistirá en agregar una serie de archivos .c " ", un archivo con nombre README y generar el primer compromiso:</text:p>
      <text:p text:style-name="Standard"/>
      <text:p text:style-name="P22">$ git add *.c</text:p>
      <text:p text:style-name="P23">$ git add README</text:p>
      <text:p text:style-name="P24">$ git commit -m 'Initial Project Version'</text:p>
      <text:p text:style-name="P25"/>
      <text:p text:style-name="P26">Cabe señalar que la tarea del comando add no es crear un archivo desde cero, la operación que se debe realizar es, de hecho, importar un archivo (o más archivos) desde el directorio de trabajo de uno, por lo que hablamos de pre -recursos existentes. Básicamente, la instrucción git add cumple la función de actualizar el índice de un repositorio con información relacionada con el contenido actual, desde un punto de vista técnico prepara este último para el paso de la fase de preparación al siguiente compromiso, mientras index que puede considerarse como una instantánea del estado actual del árbol de trabajo.</text:p>
      <text:p text:style-name="Standard"/>
      <text:p text:style-name="Standard"/>
      <text:p text:style-name="P27">Actualización de índice y compromiso</text:p>
      <text:soft-page-break/>
      <text:p text:style-name="P28">git add debe ejecutarse desde el espacio de trabajo y no desde el directorio .git, de lo contrario, recibirá una notificación de error del sistema, el usuario aún tendrá la posibilidad de invocar esta instrucción varias veces antes de la necesaria para el compromiso y, cuando sea posible, para utilizar el *carácter " " para realizar actualizaciones de índice que afectan a varios recursos a través de una sola instrucción.</text:p>
      <text:p text:style-name="P29"/>
      <text:p text:style-name="P30">El commit prevé una sintaxis basada en la instrucción git commit seguida de un mensaje (log message) que describe el estado del proyecto en el momento actual, en el caso del ejemplo propuesto la opción -m permite definir esta descripción; en la práctica git commit solo cargará el contenido del índice previamente actualizado a través de git add.</text:p>
      <text:p text:style-name="Standard"/>
      <text:p text:style-name="P31">Estructura del directorio .git</text:p>
      <text:p text:style-name="P32">Como se anticipó, el subdirectorio .git propone una especie de "esqueleto" del repositorio inicializado a través git init, antes de proceder con la gestión del proyecto importado podría ser útil analizar las características de los archivos y carpetas presentes en él:</text:p>
      <text:p text:style-name="Standard"/>
      <table:table table:style-name="Table33">
        <table:table-columns>
          <table:table-column table:style-name="TableColumn34"/>
          <table:table-column table:style-name="TableColumn35"/>
        </table:table-columns>
        <table:table-row table:style-name="TableRow36">
          <table:table-cell table:style-name="TableCell37">
            <text:p text:style-name="Standard">Recurso</text:p>
          </table:table-cell>
          <table:table-cell table:style-name="TableCell38">
            <text:p text:style-name="Standard">Descripción</text:p>
          </table:table-cell>
        </table:table-row>
        <table:table-row table:style-name="TableRow39">
          <table:table-cell table:style-name="TableCell40">
            <text:p text:style-name="Standard">hooks</text:p>
          </table:table-cell>
          <table:table-cell table:style-name="TableCell41">
            <text:p text:style-name="Standard">Es la carpeta destinada a contener scripts personalizados (hooks o "hooks") para Git, ya sea del lado del cliente o del lado del servidor, que entrarán en acción en correspondencia con ciertos comportamientos.</text:p>
          </table:table-cell>
        </table:table-row>
        <table:table-row table:style-name="TableRow42">
          <table:table-cell table:style-name="TableCell43">
            <text:p text:style-name="Standard">info</text:p>
          </table:table-cell>
          <table:table-cell table:style-name="TableCell44">
            <text:p text:style-name="Standard">Es un directorio que presenta de forma nativa el archivo exclude para los patrones de recursos que no se rastrearán durante el control de versiones , se refiere al archivo .git ignore con el que se excluyen extensiones y formatos específicos del rastreo.</text:p>
          </table:table-cell>
        </table:table-row>
        <table:table-row table:style-name="TableRow45">
          <table:table-cell table:style-name="TableCell46">
            <text:p text:style-name="Standard">objects</text:p>
          </table:table-cell>
          <table:table-cell table:style-name="TableCell47">
            <text:p text:style-name="Standard">La carpeta en la que se almacena el contenido de la base de datos.</text:p>
          </table:table-cell>
        </table:table-row>
        <table:table-row table:style-name="TableRow48">
          <table:table-cell table:style-name="TableCell49">
            <text:p text:style-name="Standard">refs</text:p>
          </table:table-cell>
          <table:table-cell table:style-name="TableCell50">
            <text:p text:style-name="Standard">Es el directorio en el que se encuentran los punteros para los objetos de confirmación.</text:p>
          </table:table-cell>
        </table:table-row>
        <table:table-row table:style-name="TableRow51">
          <table:table-cell table:style-name="TableCell52">
            <text:p text:style-name="Standard">HEAD</text:p>
          </table:table-cell>
          <table:table-cell table:style-name="TableCell53">
            <text:p text:style-name="Standard">El archivo que hace referencia a la rama de desarrollo que se desprotegió.</text:p>
          </table:table-cell>
        </table:table-row>
        <table:table-row table:style-name="TableRow54">
          <table:table-cell table:style-name="TableCell55">
            <text:p text:style-name="Standard">description</text:p>
          </table:table-cell>
          <table:table-cell table:style-name="TableCell56">
            <text:p text:style-name="Standard">Este archivo no es necesario si no utiliza la plataforma GitWeb.</text:p>
          </table:table-cell>
        </table:table-row>
        <table:table-row table:style-name="TableRow57">
          <table:table-cell table:style-name="TableCell58">
            <text:p text:style-name="Standard">config</text:p>
          </table:table-cell>
          <table:table-cell table:style-name="TableCell59">
            <text:p text:style-name="Standard">El archivo que presenta las configuraciones para un proyecto determinado.</text:p>
          </table:table-cell>
        </table:table-row>
        <table:table-row table:style-name="TableRow60">
          <table:table-cell table:style-name="TableCell61">
            <text:p text:style-name="Standard">index</text:p>
          </table:table-cell>
          <table:table-cell table:style-name="TableCell62">
            <text:p text:style-name="Standard">Archivo que almacena información de puesta en escena.</text:p>
          </table:table-cell>
        </table:table-row>
      </table:table>
      <text:p text:style-name="Standard"/>
      <text:p text:style-name="Standard"><text:tab/></text:p>
      <text:p text:style-name="P63">Después del primer compromiso .git, también contendrá el archivo COMMIT_EDITMSG, que contiene los mensajes asociados con los compromisos, y la carpeta logs que registra un historial de las intervenciones realizadas en las ramas de desarrollo.</text:p>
      <text:p text:style-name="Standard"/>
      <text:p text:style-name="P64">Clonar un repository Git</text:p>
      <text:soft-page-break/>
      <text:p text:style-name="P65">Git representa una herramienta ideal para el desarrollo colaborativo, del mismo modo fue diseñado para facilitar la creación de forks (proyectos derivados del código fuente de otra aplicación), por lo que este DVCS presenta herramientas específicamente dedicadas a la clonación de repositorios preexistentes. Esta operación requiere una sintaxis basada en el comando git clone seguido de la URL del repositorio que desea clonar. En el siguiente ejemplo, el recurso duplicado se tomará de la plataforma de alojamiento de código GitHub que basa sus procedimientos de control de versiones en Git:</text:p>
      <text:p text:style-name="Standard"/>
      <text:p text:style-name="Standard"><text:span text:style-name="T66">$ git clone<text:s/></text:span><text:a xlink:href="https://github.com/WordPress/WordPress.git" office:target-frame-name="_top" xlink:show="replace"><text:span text:style-name="T67">https://github.com/WordPress/WordPress.git</text:span></text:a></text:p>
      <text:p text:style-name="P68"/>
      <text:p text:style-name="P69">En el caso específico, se clonará el repositorio relacionado con el motor Blog/CMS WordPress, esto dará lugar a la generación de una carpeta denominada WordPress que representará el árbol de trabajo del proyecto y contendrá su propio directorio .git.</text:p>
      <text:p text:style-name="Standard"/>
      <text:p text:style-name="Standard"/>
      <text:p text:style-name="P70">Clonación de un proyecto existente</text:p>
      <text:p text:style-name="P71">Puede personalizar el nombre del directorio de destino pasando el nuevo nombre elegido ("MyWP" en el siguiente ejemplo) como el segundo argumento de la instrucción basada en git clone:</text:p>
      <text:p text:style-name="Standard"/>
      <text:p text:style-name="P72">$ git clone https://github.com/WordPress/WordPress.git MyWP</text:p>
      <text:p text:style-name="P73"/>
      <text:p text:style-name="Standard"><text:span text:style-name="T74">Como puede ver, desde el punto de vista de la seguridad, Git le permite confiar en el protocolo HTTPS (Protocolo de transferencia de hipertexto sobre capa de conexión segura ) para cifrar los datos transferidos durante la clona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ndrés Giménez</meta:initial-creator>
    <dc:creator>Andres Gimenez, Martico Reefer Solutions</dc:creator>
    <meta:creation-date>2023-01-23T14:14:00Z</meta:creation-date>
    <dc:date>2023-01-26T13:29:00Z</dc:date>
    <meta:template xlink:href="Normal.dotm" xlink:type="simple"/>
    <meta:editing-cycles>4</meta:editing-cycles>
    <meta:editing-duration>PT180S</meta:editing-duration>
    <meta:document-statistic meta:page-count="4" meta:paragraph-count="13" meta:word-count="1018" meta:character-count="6609" meta:row-count="46" meta:non-whitespace-character-count="5604"/>
  </office:meta>
</office:document-meta>
</file>